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8fb1" officeooo:paragraph-rsid="00178fb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s presentamos</text:p>
      <text:p text:style-name="P1">Vamos a hablar sobre las varias opciones que tenemos en windows 10 para restablecer el equipo.</text:p>
      <text:p text:style-name="P1"/>
      <text:p text:style-name="P1">La primera opcion es “mantener mis archivos”, esta opcion hace lo siguiente:</text:p>
      <text:p text:style-name="P1">-quita las aplicaciones y programas que no venian de base con el equipo</text:p>
      <text:p text:style-name="P1">-cambia la configuracion a sus valores predeterminados</text:p>
      <text:p text:style-name="P1">-reinstala windows sin quitar los archivos personales</text:p>
      <text:p text:style-name="P1"/>
      <text:p text:style-name="P1">la segunda opcion es” quitar archivos y limpiar unidad”, y hay dos opciones:</text:p>
      <text:p text:style-name="P1">-”solo quitar los archivos” y “quitar archivos y limpiar la unidad”</text:p>
      <text:p text:style-name="P1"/>
      <text:p text:style-name="P1">estas dos opciones hacen lo siguiente:</text:p>
      <text:p text:style-name="P1"/>
      <text:p text:style-name="P1">-quita todos los archivos personales y las cuentas de usuario en el equipo </text:p>
      <text:p text:style-name="P1">-las aplicaciones y programas que no venian de base con el equipo los borra</text:p>
      <text:p text:style-name="P1">-y quita los cambios realizados en la configuracion del equi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12:52.753922427</meta:creation-date>
    <dc:date>2016-12-15T16:22:33.774559693</dc:date>
    <meta:editing-duration>PT9M41S</meta:editing-duration>
    <meta:editing-cycles>1</meta:editing-cycles>
    <meta:document-statistic meta:table-count="0" meta:image-count="0" meta:object-count="0" meta:page-count="1" meta:paragraph-count="12" meta:word-count="124" meta:character-count="756" meta:non-whitespace-character-count="643"/>
    <meta:generator>LibreOffice/4.4.7.2$Linux_X86_64 LibreOffice_project/40m0$Build-2</meta:generator>
  </office:meta>
</office:document-meta>
</file>